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formula="of:=[.G7]/60" office:value-type="float" office:value="6.33333333333333" calcext:value-type="float">
            <text:p>6.33333333333333</text:p>
          </table:table-cell>
        </table:table-row>
        <table:table-row table:style-name="ro1">
          <table:table-cell table:number-columns-repeated="6"/>
          <table:table-cell table:formula="of:=SUM([.G8:.G16])" office:value-type="float" office:value="380" calcext:value-type="float">
            <text:p>380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9:46:25.972069179</meta:creation-date>
    <dc:date>2023-08-09T19:47:20.375973677</dc:date>
    <meta:editing-duration>PT54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